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06mm"/>
    </style:style>
    <style:style style:name="co4" style:family="table-column">
      <style:table-column-properties fo:break-before="auto" style:column-width="180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22.6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10pt" style:font-name-asian="Droid Sans Fallback" style:font-size-asian="10pt" style:font-name-complex="Lohit Hindi" style:font-size-complex="10pt"/>
    </style:style>
    <style:style style:name="ce22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8pt" style:font-name-asian="Droid Sans Fallback" style:font-size-asian="8pt" style:font-name-complex="Lohit Hindi" style:font-size-complex="8pt"/>
    </style:style>
    <style:style style:name="ce25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8pt" style:font-name-asian="Droid Sans Fallback" style:font-size-asian="8pt" style:font-name-complex="Lohit Hindi" style:font-size-complex="8pt"/>
    </style:style>
    <style:style style:name="ce3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family-complex="Tahoma" style:font-family-generic-complex="swiss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[#REF!]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[#REF!]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[#REF!]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[#REF!]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</table:content-validations>
      <table:table table:name="FICHA" table:style-name="ta1">
        <table:table-column table:style-name="co1" table:default-cell-style-name="ce7"/>
        <table:table-column table:style-name="co2" table:default-cell-style-name="ce37"/>
        <table:table-column table:style-name="co3" table:default-cell-style-name="ce14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6" table:content-validation-name="val1"/>
        </table:table-row>
        <table:table-row table:style-name="ro2">
          <table:table-cell table:content-validation-name="val1" office:value-type="string" calcext:value-type="string">
            <text:p>MACROPROCESSO</text:p>
          </table:table-cell>
          <table:table-cell table:style-name="ce33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33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1º NÍVEL</text:p>
          </table:table-cell>
          <table:table-cell table:style-name="ce34" table:content-validation-name="val3" office:value-type="string" calcext:value-type="string" table:number-columns-spanned="2" table:number-rows-spanned="1">
            <text:p>3.01 TECNOLOGIA DA INFORMAÇÃO</text:p>
          </table:table-cell>
          <table:covered-table-cell table:style-name="ce34" table:content-validation-name="val1"/>
        </table:table-row>
        <table:table-row table:style-name="ro2">
          <table:table-cell table:content-validation-name="val1" office:value-type="string" calcext:value-type="string">
            <text:p>2º NÍVEL</text:p>
          </table:table-cell>
          <table:table-cell table:style-name="ce33" table:content-validation-name="val4" office:value-type="string" calcext:value-type="string" table:number-columns-spanned="2" table:number-rows-spanned="1">
            <text:p>3.01.03 Gerir infraestrutura de TI</text:p>
          </table:table-cell>
          <table:covered-table-cell table:style-name="ce33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3º NÍVEL</text:p>
          </table:table-cell>
          <table:table-cell table:style-name="ce34" table:content-validation-name="val5" table:number-columns-spanned="2" table:number-rows-spanned="1"/>
          <table:covered-table-cell table:style-name="ce34" table:content-validation-name="val1"/>
        </table:table-row>
        <table:table-row table:style-name="ro3">
          <table:table-cell table:content-validation-name="val1" office:value-type="string" calcext:value-type="string">
            <text:p>NOME DO PROCESSO</text:p>
          </table:table-cell>
          <table:table-cell table:style-name="ce9" table:content-validation-name="val1" office:value-type="string" calcext:value-type="string" table:number-columns-spanned="2" table:number-rows-spanned="1">
            <text:p>Cópia semanal de segurança do SISCOFIS</text:p>
          </table:table-cell>
          <table:covered-table-cell table:style-name="ce34" table:content-validation-name="val1"/>
        </table:table-row>
        <table:table-row table:style-name="ro3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10" table:content-validation-name="val6" office:value-type="string" calcext:value-type="string" table:number-columns-spanned="2" table:number-rows-spanned="1">
            <text:p>Processo cópia semanal de segurança SISCOFIS</text:p>
          </table:table-cell>
          <table:covered-table-cell table:style-name="ce6" table:content-validation-name="val1"/>
        </table:table-row>
        <table:table-row table:style-name="ro3">
          <table:table-cell table:content-validation-name="val1" office:value-type="string" calcext:value-type="string">
            <text:p>Finalidade</text:p>
          </table:table-cell>
          <table:table-cell table:style-name="ce10" table:content-validation-name="val6" office:value-type="string" calcext:value-type="string" table:number-columns-spanned="2" table:number-rows-spanned="1">
            <text:p>Gerar cópia de segurança semanal</text:p>
          </table:table-cell>
          <table:covered-table-cell table:style-name="ce13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Equipe do Processo</text:p>
          </table:table-cell>
          <table:table-cell table:content-validation-name="val1" office:value-type="string" calcext:value-type="string" table:number-columns-spanned="2" table:number-rows-spanned="1">
            <text:p>Seção de Tecnologia da Informação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2" table:content-validation-name="val1" office:value-type="string" calcext:value-type="string">
            <text:p>Início</text:p>
          </table:table-cell>
          <table:table-cell table:style-name="ce37" table:content-validation-name="val1" office:value-type="string" calcext:value-type="string">
            <text:p>Toda sexta-feira às 08:00</text:p>
          </table:table-cell>
        </table:table-row>
        <table:table-row table:style-name="ro3">
          <table:covered-table-cell table:style-name="ce5" table:content-validation-name="val1"/>
          <table:table-cell table:style-name="ce12" table:content-validation-name="val1" office:value-type="string" calcext:value-type="string">
            <text:p>Término</text:p>
          </table:table-cell>
          <table:table-cell table:style-name="ce37" table:content-validation-name="val1" office:value-type="string" calcext:value-type="string">
            <text:p>Toda sexta-feira às 09:00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Relação com outros processos</text:p>
          </table:table-cell>
          <table:table-cell table:content-validation-name="val1" office:value-type="string" calcext:value-type="string" table:number-columns-spanned="2" table:number-rows-spanned="1">
            <text:p>Não possui 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Fornecedores</text:p>
          </table:table-cell>
          <table:table-cell table:style-name="ce12" table:content-validation-name="val1" office:value-type="string" calcext:value-type="string">
            <text:p>Internos</text:p>
          </table:table-cell>
          <table:table-cell table:style-name="ce37" table:content-validation-name="val1" office:value-type="string" calcext:value-type="string">
            <text:p>4ª Seção</text:p>
          </table:table-cell>
        </table:table-row>
        <table:table-row table:style-name="ro3">
          <table:covered-table-cell table:style-name="ce5" table:content-validation-name="val1"/>
          <table:table-cell table:style-name="ce12" table:content-validation-name="val1" office:value-type="string" calcext:value-type="string">
            <text:p>Externos</text:p>
          </table:table-cell>
          <table:table-cell table:style-name="ce37" table:content-validation-name="val1" office:value-type="string" calcext:value-type="string">
            <text:p>Não possui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Produtos</text:p>
          </table:table-cell>
          <table:table-cell table:content-validation-name="val1" office:value-type="string" calcext:value-type="string" table:number-columns-spanned="2" table:number-rows-spanned="1">
            <text:p>Cópia de segurança do SISCOFIS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>
            <text:p>Clientes/Usuários</text:p>
          </table:table-cell>
          <table:table-cell table:content-validation-name="val1" office:value-type="string" calcext:value-type="string" table:number-columns-spanned="2" table:number-rows-spanned="1">
            <text:p>Todas as seções</text:p>
          </table:table-cell>
          <table:covered-table-cell table:style-name="ce13" table:content-validation-name="val1"/>
        </table:table-row>
        <table:table-row table:style-name="ro4">
          <table:table-cell table:style-name="ce4" table:content-validation-name="val1" office:value-type="string" calcext:value-type="string">
            <text:p>Legislação de Apoio</text:p>
          </table:table-cell>
          <table:table-cell table:content-validation-name="val1" office:value-type="string" calcext:value-type="string" table:number-columns-spanned="2" table:number-rows-spanned="1">
            <text:p>Portaria n° 17 – EME 08 de março de 2007 e Portaria nº 30 SEF 09 novembro de 2009</text:p>
          </table:table-cell>
          <table:covered-table-cell table:content-validation-name="val1"/>
        </table:table-row>
      </table:table>
      <table:table table:name="DESCRIÇÂO" table:style-name="ta1">
        <table:table-column table:style-name="co2" table:default-cell-style-name="ce17"/>
        <table:table-column table:style-name="co4" table:default-cell-style-name="ce20"/>
        <table:table-row table:style-name="ro6">
          <table:table-cell table:style-name="ce15" office:value-type="string" calcext:value-type="string" table:number-columns-spanned="2" table:number-rows-spanned="1">
            <text:p>DESCRIÇÃO DAS AÇÕES</text:p>
          </table:table-cell>
          <table:covered-table-cell table:style-name="ce18"/>
        </table:table-row>
        <table:table-row table:style-name="ro6">
          <table:table-cell table:style-name="ce16" office:value-type="string" calcext:value-type="string">
            <text:p>NR</text:p>
          </table:table-cell>
          <table:table-cell table:style-name="ce19" table:content-validation-name="val1" office:value-type="string" calcext:value-type="string">
            <office:annotation office:display="true" draw:style-name="gr1" draw:text-style-name="P2" svg:width="28.99mm" svg:height="17.2mm" svg:x="208.58mm" svg:y="13.95mm" draw:caption-point-x="-6.1mm" draw:caption-point-y="-1.15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sabilitar o dispositivo de red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riar uma pasta com data na área de trabalho 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cessar o sistema como administrado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licar na aba “Administração” e “Cópia de segurança” para iniciar o process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alizar uma restauração do sistema 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aso o arquivo de backup não esteja integro, realizar o processo de backup novamente 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piar a pasta C:\SimatexOM\Dados para a pasta backup na área de trabalh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opiar o arquivo C:\SimatexOM\Backup\BackupSimatexOM_(data).BKP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Copiar o arquivo C:\SimatexOM\Backup\Log\BackupSimatexOM_(data).log para a pasta na área de trabalho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Copiar o arquivo C:\SimatexOM\Backup\Log\RestoreSimatexOM_(data).log para a pasta na área de trabalho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brir o FileZilla para copiar a pasta de backup local no servidor de backup</text:p>
          </table:table-cell>
        </table:table-row>
      </table:table>
      <table:table table:name="PLANO DE AÇÂO" table:style-name="ta1">
        <table:table-column table:style-name="co5" table:default-cell-style-name="ce50"/>
        <table:table-column table:style-name="co6" table:default-cell-style-name="ce52"/>
        <table:table-column table:style-name="co2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row table:style-name="ro6">
          <table:table-cell table:style-name="ce22" office:value-type="string" calcext:value-type="string" table:number-columns-spanned="8" table:number-rows-spanned="1">
            <text:p>PLANO DE AÇÃO</text:p>
          </table:table-cell>
          <table:covered-table-cell table:style-name="ce24"/>
          <table:covered-table-cell table:style-name="ce25"/>
          <table:covered-table-cell table:number-columns-repeated="4" table:style-name="ce28"/>
          <table:covered-table-cell table:style-name="ce30"/>
        </table:table-row>
        <table:table-row table:style-name="ro7">
          <table:table-cell table:style-name="ce49" office:value-type="string" calcext:value-type="string">
            <text:p>NR</text:p>
          </table:table-cell>
          <table:table-cell table:style-name="ce49" table:content-validation-name="val1" office:value-type="string" calcext:value-type="string">
            <office:annotation draw:style-name="gr2" draw:text-style-name="P4" svg:width="47.99mm" svg:height="6.56mm" svg:x="83.09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26" office:value-type="string" calcext:value-type="string">
            <office:annotation draw:style-name="gr2" draw:text-style-name="P4" svg:width="48.69mm" svg:height="7.63mm" svg:x="100.73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26" office:value-type="string" calcext:value-type="string">
            <office:annotation draw:style-name="gr2" draw:text-style-name="P4" svg:width="44.48mm" svg:height="11.6mm" svg:x="134.17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26" office:value-type="string" calcext:value-type="string">
            <office:annotation draw:style-name="gr2" draw:text-style-name="P4" svg:width="44.13mm" svg:height="20.01mm" svg:x="139.91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26" office:value-type="string" calcext:value-type="string">
            <office:annotation draw:style-name="gr2" draw:text-style-name="P4" svg:width="44.6mm" svg:height="15.01mm" svg:x="141.29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26" office:value-type="string" calcext:value-type="string">
            <office:annotation draw:style-name="gr2" draw:text-style-name="P4" svg:width="44.48mm" svg:height="14.47mm" svg:x="193.82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1" office:value-type="string" calcext:value-type="string">
            <office:annotation draw:style-name="gr2" draw:text-style-name="P4" svg:width="44.47mm" svg:height="11.35mm" svg:x="217.53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Desabilitar o dispositivo de rede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impedir acesso ao banco de dados durante o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ntes do incio do procedimento</text:p>
          </table:table-cell>
          <table:table-cell office:value-type="string" calcext:value-type="string">
            <text:p>Clicar com botão direito no dispositivo de rede e clique em desabilitar</text:p>
          </table:table-cell>
          <table:table-cell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Criar uma pasta com data na área de trabalho 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receber os arquivos de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desabilitar a placa de rede</text:p>
          </table:table-cell>
          <table:table-cell office:value-type="string" calcext:value-type="string">
            <text:p>Clicando com botão direito do mouse na áre de de trabalho e criar nova pasta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Acessar o sistema como administrador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ter acesso ao menu cópia de seguranç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riar a pasta na área de trabalho</text:p>
          </table:table-cell>
          <table:table-cell office:value-type="string" calcext:value-type="string">
            <text:p>Acesso o sistema através do ícone do sistema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Clicar na aba “Administração” e “Cópia de segurança” para iniciar o processo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criar o arquivo de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istema como administrador</text:p>
          </table:table-cell>
          <table:table-cell table:style-name="ce58" office:value-type="string" calcext:value-type="string">
            <text:p>Naba “Cópia de segurança” clique em “Iniciar” </text:p>
          </table:table-cell>
          <table:table-cell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Realizar uma restauração do sistema 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testar a integridade do arquivo de backup gerad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gerar uma cópia de segurança</text:p>
          </table:table-cell>
          <table:table-cell office:value-type="string" calcext:value-type="string">
            <text:p>Na “restauração” e clique em iniciar </text:p>
          </table:table-cell>
          <table:table-cell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Caso o arquivo de backup não esteja integro, realizar o processo de backup novamente 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criar um arquivo de backup íntegr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verificar que o arquivo de backup anterior não esteja íntegro</text:p>
          </table:table-cell>
          <table:table-cell office:value-type="string" calcext:value-type="string">
            <text:p>Naba “Cópia de segurança” clique em “Iniciar” </text:p>
          </table:table-cell>
          <table:table-cell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Copiar a pasta C:\SimatexOM\Dados para a pasta backup na área de trabalho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manter uma cópia válida do banco de dados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alizar o procedimento de backp</text:p>
          </table:table-cell>
          <table:table-cell office:value-type="string" calcext:value-type="string">
            <text:p>Realizando uma cópia da pasta C:\SimatexOM\Dados</text:p>
          </table:table-cell>
          <table:table-cell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Copiar o arquivo C:\SimatexOM\Backup\BackupSimatexOM_(data).BKP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manter uma cópia do arquivo de backup em local segur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alizar cópia da da C:\SimatexOM\Dados</text:p>
          </table:table-cell>
          <table:table-cell office:value-type="string" calcext:value-type="string">
            <text:p>Realizando uma cópia do arquivo para a paste de backup local</text:p>
          </table:table-cell>
          <table:table-cell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53" office:value-type="string" calcext:value-type="string">
            <text:p>Copiar o arquivo C:\SimatexOM\Backup\Log\BackupSimatexOM_(data).log para a pasta na área de trabalho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manter uma cópia do arquivo de log do backup em local segur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 arquivo de backup</text:p>
          </table:table-cell>
          <table:table-cell office:value-type="string" calcext:value-type="string">
            <text:p>Realizando uma cópia da do arquivo de log para a pasta de backup local</text:p>
          </table:table-cell>
          <table:table-cell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Copiar o arquivo C:\SimatexOM\Backup\Log\RestoreSimatexOM_(data).log para a pasta na área de trabalho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manter uma cópia do arquivo de log do restore em local segur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alizar cópia do arquivo de log de bakcup</text:p>
          </table:table-cell>
          <table:table-cell office:value-type="string" calcext:value-type="string">
            <text:p>Realizando uma cópia da do arquivo de log para a pasta de backup local</text:p>
          </table:table-cell>
          <table:table-cell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Abrir o FileZilla para copiar a pasta de backup local no servidor de backup</text:p>
          </table:table-cell>
          <table:table-cell office:value-type="string" calcext:value-type="string">
            <text:p>Técnico nível 2</text:p>
          </table:table-cell>
          <table:table-cell office:value-type="string" calcext:value-type="string">
            <text:p>Para manter a pasta de backup local no servidor de bakc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todos arquivos de backup para a pasta de backup local</text:p>
          </table:table-cell>
          <table:table-cell office:value-type="string" calcext:value-type="string">
            <text:p>Acessando o servidor de arquivos através do FileZil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5"/>
    </number:number-style>
    <number:date-style style:name="N138">
      <number:month number:textual="true"/>
      <number:text>/</number:text>
      <number:year number:style="long"/>
    </number:date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27:48.7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3:49:57.439000000</meta:creation-date>
    <dc:date>2020-02-17T15:31:05.678000000</dc:date>
    <meta:editing-duration>PT9M9S</meta:editing-duration>
    <meta:editing-cycles>4</meta:editing-cycles>
    <meta:generator>LibreOffice/6.2.8.2$Windows_X86_64 LibreOffice_project/f82ddfca21ebc1e222a662a32b25c0c9d20169ee</meta:generator>
    <meta:document-statistic meta:table-count="3" meta:cell-count="145" meta:object-count="0"/>
  </office:meta>
</office:document-meta>
</file>